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d5f34" officeooo:paragraph-rsid="000d5f34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06bdb" officeooo:paragraph-rsid="00106bdb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1578e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color="#000000" style:font-name-asian="OzHandicraft BT" style:font-name-complex="OzHandicraft BT"/>
    </style:style>
    <style:style style:name="T12" style:family="text">
      <style:text-properties fo:color="#000000" officeooo:rsid="000d5f34" style:font-name-asian="OzHandicraft BT" style:font-name-complex="OzHandicraft B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06bdb" style:font-size-asian="16pt" style:font-size-complex="16pt"/>
    </style:style>
    <style:style style:name="T15" style:family="text">
      <style:text-properties officeooo:rsid="000ac1f6"/>
    </style:style>
    <style:style style:name="T16" style:family="text">
      <style:text-properties officeooo:rsid="000c7701"/>
    </style:style>
    <style:style style:name="T17" style:family="text">
      <style:text-properties officeooo:rsid="000d5f34"/>
    </style:style>
    <style:style style:name="T18" style:family="text">
      <style:text-properties officeooo:rsid="000d6911"/>
    </style:style>
    <style:style style:name="T19" style:family="text">
      <style:text-properties officeooo:rsid="000dd4f8"/>
    </style:style>
    <style:style style:name="T20" style:family="text">
      <style:text-properties officeooo:rsid="000e4c35"/>
    </style:style>
    <style:style style:name="T21" style:family="text">
      <style:text-properties officeooo:rsid="000ea5e8"/>
    </style:style>
    <style:style style:name="T22" style:family="text">
      <style:text-properties officeooo:rsid="00106bdb"/>
    </style:style>
    <style:style style:name="T23" style:family="text">
      <style:text-properties officeooo:rsid="0010877d"/>
    </style:style>
    <style:style style:name="T24" style:family="text">
      <style:text-properties officeooo:rsid="0011578e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0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68"/></text:p>
      <text:p text:style-name="P8">Brew Date: <text:s text:c="67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27" svg:x1="1.543cm" svg:y1="0.624cm" svg:x2="1.622cm" svg:y2="6.577cm"><text:p/></draw:line><draw:line text:anchor-type="paragraph" draw:z-index="3" draw:style-name="gr1" draw:text-style-name="P27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22"/>
      <text:p text:style-name="P7"/>
      <text:p text:style-name="P7"/>
      <text:p text:style-name="P7"/>
      <text:p text:style-name="P7"><draw:line text:anchor-type="paragraph" draw:z-index="5" draw:style-name="gr1" draw:text-style-name="P27" svg:x1="7.497cm" svg:y1="0.564cm" svg:x2="7.576cm" svg:y2="4.004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t <text:s/>oz/g <text:s text:c="2"/>Hop/Seasoning <text:s text:c="14"/><text:span text:style-name="T15">Time</text:span></text:p>
      <text:p text:style-name="P18"><draw:line text:anchor-type="paragraph" draw:z-index="4" draw:style-name="gr1" draw:text-style-name="P27" svg:x1="2.549cm" svg:y1="0.012cm" svg:x2="2.628cm" svg:y2="3.452cm"><text:p/></draw:line><text:span text:style-name="T11"> </text:span></text:p>
      <text:p text:style-name="P18"/>
      <text:p text:style-name="P18"/>
      <text:p text:style-name="P18"/>
      <text:p text:style-name="P2"><text:span text:style-name="T10"><text:s text:c="45"/></text:span><text:span text:style-name="T4"><text:s text:c="762"/></text:span><text:span text:style-name="T7">Stage <text:s text:c="13"/>Date <text:s text:c="17"/></text:span></text:p>
      <text:p text:style-name="P10">Primary: </text:p>
      <text:p text:style-name="P10">Racked:<text:tab/><text:tab/><text:tab/><text:tab/><text:tab/><text:tab/></text:p>
      <text:p text:style-name="P10">Racked:</text:p>
      <text:p text:style-name="P10">Bottled:<text:tab/><text:tab/><text:tab/><text:tab/><text:tab/><text:tab/></text:p>
      <text:p text:style-name="P10">Kegged:</text:p>
      <text:p text:style-name="P10">Re-Kegged:</text:p>
      <text:p text:style-name="P1"><text:span text:style-name="T7">Purged:</text:span><text:span text:style-name="T3"><text:tab/><text:tab/><text:tab/><text:tab/><text:tab/><text:tab/>Charged:</text:span></text:p>
      <text:p text:style-name="P10"/>
      <text:p text:style-name="P10"><text:soft-page-break/>Start Time:<text:span text:style-name="T17"> </text:span></text:p>
      <text:p text:style-name="P10">Fill mash tun:<text:tab/></text:p>
      <text:p text:style-name="P10">Fill sparge kettle: <text:tab/><text:tab/><text:tab/><text:tab/><text:tab/></text:p>
      <text:p text:style-name="P10">Fire burners: am</text:p>
      <text:p text:style-name="P10">Heat Mash Tun : Target Temp: 1<text:span text:style-name="T16">50</text:span> <text:s text:c="4"/></text:p>
      <text:p text:style-name="P10">Heat Sparge Kettle: Target Temp: 1<text:span text:style-name="T16">55</text:span></text:p>
      <text:p text:style-name="P10">Target Temp (Mash): 15<text:span text:style-name="T16">0</text:span></text:p>
      <text:p text:style-name="P10">Grind grain: <text:s text:c="3"/><text:span text:style-name="T17">am</text:span></text:p>
      <text:p text:style-name="P10">sparge temp:</text:p>
      <text:p text:style-name="P10">Strike Temp: </text:p>
      <text:p text:style-name="P10">pump temp: <text:s/></text:p>
      <text:p text:style-name="P17">Temp: </text:p>
      <text:p text:style-name="P10"><text:span text:style-name="T17">8:28am</text:span></text:p>
      <text:p text:style-name="P10">Mash: Duration: <text:span text:style-name="T17">90</text:span> <text:s text:c="6"/>minutes <text:s text:c="7"/></text:p>
      <text:p text:style-name="P10">Start: <text:s text:c="7"/>Finish: <text:span text:style-name="T18">am</text:span></text:p>
      <text:p text:style-name="P10">Heat (to deactivate enzymes)<text:tab/><text:tab/></text:p>
      <text:p text:style-name="P12">Target Temp: 168 <text:s text:c="2"/></text:p>
      <text:p text:style-name="P12">Start: <text:span text:style-name="T18">am</text:span> <text:s text:c="6"/></text:p>
      <text:p text:style-name="P10">Finish: <text:s/></text:p>
      <text:p text:style-name="P10">Heat Sparge H20 (Target175◦) <text:s text:c="7"/></text:p>
      <text:p text:style-name="P13">Sparge: </text:p>
      <text:p text:style-name="P13">Start: <text:s/><text:span text:style-name="T19">am</text:span></text:p>
      <text:p text:style-name="P16">Finish: <text:span text:style-name="T19">am </text:span></text:p>
      <text:p text:style-name="P16">Wort collected: <text:s text:c="2"/></text:p>
      <text:p text:style-name="P24">full kettle+qts</text:p>
      <text:p text:style-name="P10">Boil : Burner On: <text:s/></text:p>
      <text:p text:style-name="P10">Rolling Boil: <text:s text:c="3"/></text:p>
      <text:p text:style-name="P14">Hops In: <text:s text:c="21"/></text:p>
      <text:p text:style-name="P14">Hops In: <text:s text:c="6"/></text:p>
      <text:p text:style-name="P14">Duration: 90 min <text:s/></text:p>
      <text:p text:style-name="P14">Start: <text:s/></text:p>
      <text:p text:style-name="P10">Finish: <text:s/><text:span text:style-name="T20">pm</text:span> <text:s text:c="4"/></text:p>
      <text:p text:style-name="P10">Burner Off: </text:p>
      <text:p text:style-name="P10">Rest 15 min <text:s text:c="7"/></text:p>
      <text:p text:style-name="P15">Start: <text:s/></text:p>
      <text:p text:style-name="P15">Finish: <text:s text:c="3"/></text:p>
      <text:p text:style-name="P10">OG : <text:s text:c="2"/></text:p>
      <text:p text:style-name="P11">Yeast: <text:span text:style-name="T14">Nottingham</text:span><text:span text:style-name="T13"> Yeast</text:span> <text:s/></text:p>
      <text:p text:style-name="P10">Irish Moss</text:p>
      <text:p text:style-name="P5">Notes: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10T14:21:27.149557810</dc:date>
    <meta:editing-duration>PT2M9S</meta:editing-duration>
    <meta:editing-cycles>11</meta:editing-cycles>
    <meta:document-statistic meta:table-count="0" meta:image-count="0" meta:object-count="2" meta:page-count="2" meta:paragraph-count="56" meta:word-count="127" meta:character-count="1916" meta:non-whitespace-character-count="6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